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Abyssinica SIL" svg:font-family="'Abyssinica SIL'" style:font-pitch="variable"/>
    <style:font-face style:name="Arial Black" svg:font-family="'Arial Black'" style:font-pitch="variable"/>
    <style:font-face style:name="Loma" svg:font-family="Loma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442194" style:font-name="Arial Black" fo:font-size="18pt" fo:font-weight="normal" officeooo:rsid="001f01e3" officeooo:paragraph-rsid="001f01e3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Arial Black" fo:font-size="18pt" fo:font-weight="normal" officeooo:rsid="001f01e3" officeooo:paragraph-rsid="001f01e3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cc0000" style:font-name="DejaVu Serif" fo:font-size="18pt" style:text-underline-style="solid" style:text-underline-width="auto" style:text-underline-color="font-color" fo:font-weight="bold" officeooo:rsid="001f01e3" officeooo:paragraph-rsid="001f01e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c0000" style:font-name="DejaVu Serif" fo:font-size="15pt" style:text-underline-style="solid" style:text-underline-width="auto" style:text-underline-color="font-color" fo:font-weight="bold" officeooo:rsid="001f01e3" officeooo:paragraph-rsid="001f01e3" style:font-size-asian="15pt" style:font-weight-asian="bold" style:font-size-complex="1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ème de compte-rendu de rapports prévisionnels d’activité et de frais mensuels</text:p>
      <text:p text:style-name="P2"/>
      <text:p text:style-name="P2"/>
      <text:p text:style-name="P3">Définition du besoin :</text:p>
      <text:p text:style-name="P3"><text:span text:style-name="T4"/></text:p>
      <text:p text:style-name="P4"><text:span text:style-name="T4">L’objectif de l’application est de fournir un système de</text:span><text:span text:style-name="T3"> compte rendu</text:span><text:span text:style-name="T4"> d’activité et de fra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Abyssinica SIL" svg:font-family="'Abyssinica SIL'" style:font-pitch="variable"/>
    <style:font-face style:name="Arial Black" svg:font-family="'Arial Black'" style:font-pitch="variable"/>
    <style:font-face style:name="Loma" svg:font-family="Loma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7:22:49.486532258</meta:creation-date>
    <dc:date>2017-04-13T17:39:46.401538544</dc:date>
    <meta:editing-duration>PT6M4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30" meta:character-count="196" meta:non-whitespace-character-count="169"/>
  </office:meta>
</office:document-meta>
</file>